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helvetica, 'ヒラギノ角ゴ Pro W3', 'Hiragino Kaku Gothic Pro', Osaka, Meiryo, 'MS Pゴシック', clean, sans-serif"/>
    <style:font-face style:name="Migu 1M" svg:font-family="'Migu 1M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ショートカットキー一覧" style:family="table">
      <style:table-properties style:width="19.001cm" table:align="margins"/>
    </style:style>
    <style:style style:name="ショートカットキー一覧.A" style:family="table-column">
      <style:table-column-properties style:column-width="3.381cm" style:rel-column-width="1917*"/>
    </style:style>
    <style:style style:name="ショートカットキー一覧.B" style:family="table-column">
      <style:table-column-properties style:column-width="6.119cm" style:rel-column-width="3469*"/>
    </style:style>
    <style:style style:name="ショートカットキー一覧.C" style:family="table-column">
      <style:table-column-properties style:column-width="2.965cm" style:rel-column-width="1681*"/>
    </style:style>
    <style:style style:name="ショートカットキー一覧.D" style:family="table-column">
      <style:table-column-properties style:column-width="6.535cm" style:rel-column-width="3705*"/>
    </style:style>
    <style:style style:name="ショートカットキー一覧.A1" style:family="table-cell">
      <style:table-cell-properties fo:padding="0.097cm" fo:border="0.05pt solid #000000"/>
    </style:style>
    <style:style style:name="ショートカットキー一覧.A2" style:family="table-cell">
      <style:table-cell-properties fo:padding="0.097cm" fo:border-left="0.05pt solid #000000" fo:border-right="none" fo:border-top="none" fo:border-bottom="0.05pt solid #000000"/>
    </style:style>
    <style:style style:name="ショートカットキー一覧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Migu 1M" fo:font-size="18.25pt" style:font-name-asian="Migu 1M" style:font-size-asian="16pt" style:font-size-complex="18.25pt"/>
    </style:style>
    <style:style style:name="P2" style:family="paragraph" style:parent-style-name="Table_20_Contents">
      <style:text-properties style:font-name="Migu 1M" fo:font-size="18.25pt" officeooo:paragraph-rsid="0039d8ad" style:font-name-asian="Migu 1M" style:font-size-asian="16pt" style:font-size-complex="18.25pt"/>
    </style:style>
    <style:style style:name="P3" style:family="paragraph" style:parent-style-name="Table_20_Contents">
      <style:text-properties style:font-name="Migu 1M" fo:font-size="18.25pt" style:font-name-asian="Migu 1M" style:font-size-asian="16pt" style:language-asian="ja" style:country-asian="JP" style:font-size-complex="18.25pt"/>
    </style:style>
    <style:style style:name="P4" style:family="paragraph" style:parent-style-name="Table_20_Contents">
      <style:text-properties style:font-name="Migu 1M" fo:font-size="18.25pt" fo:font-weight="bold" officeooo:paragraph-rsid="00348aff" style:font-name-asian="Migu 1M" style:font-size-asian="16pt" style:font-weight-asian="bold" style:font-size-complex="18.25pt" style:font-weight-complex="bold"/>
    </style:style>
    <style:style style:name="P5" style:family="paragraph" style:parent-style-name="Table_20_Contents">
      <style:text-properties style:font-name="Migu 1M" fo:font-size="18.25pt" fo:font-weight="bold" officeooo:paragraph-rsid="0036d398" style:font-name-asian="Migu 1M" style:font-size-asian="16pt" style:font-weight-asian="bold" style:font-size-complex="18.25pt" style:font-weight-complex="bold"/>
    </style:style>
    <style:style style:name="P6" style:family="paragraph" style:parent-style-name="Table_20_Contents">
      <style:text-properties style:font-name="Migu 1M" fo:font-size="18.25pt" fo:font-weight="bold" officeooo:paragraph-rsid="0038c3ed" style:font-name-asian="Migu 1M" style:font-size-asian="16pt" style:font-weight-asian="bold" style:font-size-complex="18.25pt" style:font-weight-complex="bold"/>
    </style:style>
    <style:style style:name="P7" style:family="paragraph" style:parent-style-name="Table_20_Contents">
      <style:text-properties style:font-name="Migu 1M" fo:font-size="18.25pt" fo:font-weight="bold" style:font-name-asian="Migu 1M" style:font-size-asian="16pt" style:language-asian="ja" style:country-asian="JP" style:font-weight-asian="bold" style:font-size-complex="18.25pt" style:font-weight-complex="bold"/>
    </style:style>
    <style:style style:name="P8" style:family="paragraph" style:parent-style-name="Table_20_Contents">
      <style:text-properties style:font-name="Migu 1M" fo:font-size="16pt" officeooo:paragraph-rsid="00262312" style:font-name-asian="Migu 1M" style:font-size-asian="16pt" style:font-size-complex="16pt"/>
    </style:style>
    <style:style style:name="P9" style:family="paragraph" style:parent-style-name="Table_20_Contents">
      <style:text-properties style:font-name="Migu 1M" fo:font-size="16pt" style:font-name-asian="Migu 1M" style:font-size-asian="16pt" style:language-asian="ja" style:country-asian="JP" style:font-size-complex="16pt"/>
    </style:style>
    <style:style style:name="P10" style:family="paragraph" style:parent-style-name="Table_20_Contents">
      <style:text-properties style:font-name="Migu 1M" fo:font-size="18pt" fo:font-weight="bold" officeooo:paragraph-rsid="00229b37" style:font-name-asian="Migu 1M" style:font-size-asian="18pt" style:font-weight-asian="bold" style:font-size-complex="18pt" style:font-weight-complex="bold"/>
    </style:style>
    <style:style style:name="P11" style:family="paragraph" style:parent-style-name="Table_20_Contents">
      <style:text-properties style:font-name="Migu 1M" fo:font-size="18pt" fo:font-weight="bold" officeooo:paragraph-rsid="00214b03" style:font-name-asian="Migu 1M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style:font-name="Migu 1M" fo:font-size="18pt" fo:font-weight="bold" officeooo:paragraph-rsid="0019c7b8" style:font-name-asian="Migu 1M" style:font-size-asian="18pt" style:font-weight-asian="bold" style:font-size-complex="18pt" style:font-weight-complex="bold"/>
    </style:style>
    <style:style style:name="P13" style:family="paragraph" style:parent-style-name="Table_20_Contents">
      <style:text-properties style:font-name="Migu 1M" fo:font-size="18pt" fo:font-weight="bold" officeooo:paragraph-rsid="001a4c1a" style:font-name-asian="Migu 1M" style:font-size-asian="18pt" style:font-weight-asian="bold" style:font-size-complex="18pt" style:font-weight-complex="bold"/>
    </style:style>
    <style:style style:name="P14" style:family="paragraph" style:parent-style-name="Table_20_Contents">
      <style:text-properties style:font-name="Migu 1M" fo:font-size="18pt" fo:font-weight="bold" officeooo:paragraph-rsid="001ca440" style:font-name-asian="Migu 1M" style:font-size-asian="18pt" style:font-weight-asian="bold" style:font-size-complex="18pt" style:font-weight-complex="bold"/>
    </style:style>
    <style:style style:name="P15" style:family="paragraph" style:parent-style-name="Table_20_Contents">
      <style:text-properties style:font-name="Migu 1M" fo:font-size="18pt" fo:font-weight="bold" style:font-name-asian="Migu 1M" style:font-size-asian="18pt" style:language-asian="ja" style:country-asian="JP" style:font-weight-asian="bold" style:font-size-complex="18pt" style:font-weight-complex="bold"/>
    </style:style>
    <style:style style:name="P16" style:family="paragraph" style:parent-style-name="Table_20_Contents">
      <style:text-properties style:font-name="Migu 1M" fo:font-size="15pt" officeooo:paragraph-rsid="0039d8ad" style:font-name-asian="Migu 1M" style:font-size-asian="15pt" style:font-size-complex="15pt"/>
    </style:style>
    <style:style style:name="P17" style:family="paragraph" style:parent-style-name="Standard">
      <style:text-properties style:font-name="Migu 1M" fo:font-size="26pt" fo:font-weight="bold" officeooo:rsid="0012358e" officeooo:paragraph-rsid="0012358e" style:font-size-asian="26pt" style:font-weight-asian="bold" style:font-size-complex="26pt" style:font-weight-complex="bold"/>
    </style:style>
    <style:style style:name="P18" style:family="paragraph" style:parent-style-name="Standard">
      <style:text-properties style:font-name="Migu 1M" fo:font-size="18.25pt" fo:font-weight="bold" officeooo:rsid="0012358e" officeooo:paragraph-rsid="0012358e" style:font-name-asian="Migu 1M" style:font-size-asian="16pt" style:font-weight-asian="bold" style:font-size-complex="18.25pt" style:font-weight-complex="bold"/>
    </style:style>
    <style:style style:name="T1" style:family="text">
      <style:text-properties officeooo:rsid="0019c7b8"/>
    </style:style>
    <style:style style:name="T2" style:family="text">
      <style:text-properties officeooo:rsid="001a4c1a"/>
    </style:style>
    <style:style style:name="T3" style:family="text">
      <style:text-properties officeooo:rsid="00262312" style:language-asian="ja" style:country-asian="JP"/>
    </style:style>
    <style:style style:name="T4" style:family="text">
      <style:text-properties officeooo:rsid="00348aff" style:language-asian="ja" style:country-asian="JP"/>
    </style:style>
    <style:style style:name="T5" style:family="text">
      <style:text-properties officeooo:rsid="0036d398" style:language-asian="ja" style:country-asian="JP"/>
    </style:style>
    <style:style style:name="T6" style:family="text">
      <style:text-properties officeooo:rsid="001ca440"/>
    </style:style>
    <style:style style:name="T7" style:family="text">
      <style:text-properties officeooo:rsid="00214b03"/>
    </style:style>
    <style:style style:name="T8" style:family="text">
      <style:text-properties officeooo:rsid="00229b37"/>
    </style:style>
    <style:style style:name="T9" style:family="text">
      <style:text-properties officeooo:rsid="00262312"/>
    </style:style>
    <style:style style:name="T10" style:family="text">
      <style:text-properties style:font-name="Migu 1M" fo:font-size="16pt" officeooo:rsid="00229b37" style:font-name-asian="Migu 1M" style:font-size-asian="16pt" style:font-size-complex="16pt"/>
    </style:style>
    <style:style style:name="T11" style:family="text">
      <style:text-properties style:font-name="Migu 1M" fo:font-size="16pt" officeooo:rsid="00214b03" style:font-name-asian="Migu 1M" style:font-size-asian="16pt" style:font-size-complex="16pt"/>
    </style:style>
    <style:style style:name="T12" style:family="text">
      <style:text-properties officeooo:rsid="00348aff"/>
    </style:style>
    <style:style style:name="T13" style:family="text">
      <style:text-properties officeooo:rsid="0036d398"/>
    </style:style>
    <style:style style:name="T14" style:family="text">
      <style:text-properties officeooo:rsid="0038c3ed"/>
    </style:style>
    <style:style style:name="T15" style:family="text">
      <style:text-properties officeooo:rsid="0039d8ad"/>
    </style:style>
    <style:style style:name="T16" style:family="text">
      <style:text-properties officeooo:rsid="0039e1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ikuMikuDance Cheat Sheet</text:p>
      <table:table table:name="ショートカットキー一覧" table:style-name="ショートカットキー一覧">
        <table:table-column table:style-name="ショートカットキー一覧.A"/>
        <table:table-column table:style-name="ショートカットキー一覧.B"/>
        <table:table-column table:style-name="ショートカットキー一覧.C"/>
        <table:table-column table:style-name="ショートカットキー一覧.D"/>
        <table:table-row>
          <table:table-cell table:style-name="ショートカットキー一覧.A1" table:number-columns-spanned="4" office:value-type="string">
            <text:p text:style-name="P3">ショートカットキー一覧/キーボード動作</text:p>
          </table:table-cell>
          <table:covered-table-cell/>
          <table:covered-table-cell/>
          <table:covered-table-cell/>
        </table:table-row>
        <table:table-row>
          <table:table-cell table:style-name="ショートカットキー一覧.A2" office:value-type="string">
            <text:p text:style-name="P12"><text:span text:style-name="T1">Z</text:span></text:p>
          </table:table-cell>
          <table:table-cell table:style-name="ショートカットキー一覧.A2" office:value-type="string">
            <text:p text:style-name="P9">ボーン移動</text:p>
          </table:table-cell>
          <table:table-cell table:style-name="ショートカットキー一覧.A2" office:value-type="string">
            <text:p text:style-name="P11"><text:span text:style-name="T7">A</text:span></text:p>
          </table:table-cell>
          <table:table-cell table:style-name="ショートカットキー一覧.D2" office:value-type="string">
            <text:p text:style-name="P9">すべて選択</text:p>
          </table:table-cell>
        </table:table-row>
        <table:table-row>
          <table:table-cell table:style-name="ショートカットキー一覧.A2" office:value-type="string">
            <text:p text:style-name="P12"><text:span text:style-name="T1">X</text:span></text:p>
          </table:table-cell>
          <table:table-cell table:style-name="ショートカットキー一覧.A2" office:value-type="string">
            <text:p text:style-name="P9">ボーン回転</text:p>
          </table:table-cell>
          <table:table-cell table:style-name="ショートカットキー一覧.A2" office:value-type="string">
            <text:p text:style-name="P10"><text:span text:style-name="T8">S</text:span></text:p>
          </table:table-cell>
          <table:table-cell table:style-name="ショートカットキー一覧.D2" office:value-type="string">
            <text:p text:style-name="P9">未登録選択</text:p>
          </table:table-cell>
        </table:table-row>
        <table:table-row>
          <table:table-cell table:style-name="ショートカットキー一覧.A2" office:value-type="string">
            <text:p text:style-name="P12"><text:span text:style-name="T1">C</text:span></text:p>
          </table:table-cell>
          <table:table-cell table:style-name="ショートカットキー一覧.A2" office:value-type="string">
            <text:p text:style-name="P9">ボーン選択</text:p>
          </table:table-cell>
          <table:table-cell table:style-name="ショートカットキー一覧.A2" office:value-type="string">
            <text:p text:style-name="P10"><text:span text:style-name="T8">D</text:span></text:p>
          </table:table-cell>
          <table:table-cell table:style-name="ショートカットキー一覧.D2" office:value-type="string">
            <text:p text:style-name="P9">センター位置バイアス</text:p>
          </table:table-cell>
        </table:table-row>
        <table:table-row>
          <table:table-cell table:style-name="ショートカットキー一覧.A2" office:value-type="string">
            <text:p text:style-name="P12"><text:span text:style-name="T1">V</text:span></text:p>
          </table:table-cell>
          <table:table-cell table:style-name="ショートカットキー一覧.A2" office:value-type="string">
            <text:p text:style-name="P9">モデル半透明化</text:p>
          </table:table-cell>
          <table:table-cell table:style-name="ショートカットキー一覧.A2" office:value-type="string">
            <text:p text:style-name="P10"><text:span text:style-name="T8">G</text:span></text:p>
          </table:table-cell>
          <table:table-cell table:style-name="ショートカットキー一覧.D2" office:value-type="string">
            <text:p text:style-name="P8"><text:span text:style-name="T9">Global/local</text:span><text:span text:style-name="T3">切り替え</text:span></text:p>
          </table:table-cell>
        </table:table-row>
        <table:table-row>
          <table:table-cell table:style-name="ショートカットキー一覧.A2" office:value-type="string">
            <text:p text:style-name="P15">→</text:p>
          </table:table-cell>
          <table:table-cell table:style-name="ショートカットキー一覧.A2" office:value-type="string">
            <text:p text:style-name="P9">次フレーム</text:p>
          </table:table-cell>
          <table:table-cell table:style-name="ショートカットキー一覧.A2" office:value-type="string">
            <text:p text:style-name="P10"><text:span text:style-name="T8">I</text:span></text:p>
          </table:table-cell>
          <table:table-cell table:style-name="ショートカットキー一覧.D2" office:value-type="string">
            <text:p text:style-name="P9">フレーム挿入</text:p>
          </table:table-cell>
        </table:table-row>
        <table:table-row>
          <table:table-cell table:style-name="ショートカットキー一覧.A2" office:value-type="string">
            <text:p text:style-name="P15">←</text:p>
          </table:table-cell>
          <table:table-cell table:style-name="ショートカットキー一覧.A2" office:value-type="string">
            <text:p text:style-name="P9">前フレーム</text:p>
          </table:table-cell>
          <table:table-cell table:style-name="ショートカットキー一覧.A2" office:value-type="string">
            <text:p text:style-name="P10"><text:span text:style-name="T8">K</text:span></text:p>
          </table:table-cell>
          <table:table-cell table:style-name="ショートカットキー一覧.D2" office:value-type="string">
            <text:p text:style-name="P9">フレーム削除</text:p>
          </table:table-cell>
        </table:table-row>
        <table:table-row>
          <table:table-cell table:style-name="ショートカットキー一覧.A2" office:value-type="string">
            <text:p text:style-name="P13"><text:span text:style-name="T2">tab</text:span></text:p>
          </table:table-cell>
          <table:table-cell table:style-name="ショートカットキー一覧.A2" office:value-type="string">
            <text:p text:style-name="P9">操作モデル切替</text:p>
          </table:table-cell>
          <table:table-cell table:style-name="ショートカットキー一覧.A2" office:value-type="string">
            <text:p text:style-name="P10"><text:span text:style-name="T8">Ctrl+Z</text:span></text:p>
          </table:table-cell>
          <table:table-cell table:style-name="ショートカットキー一覧.D2" office:value-type="string">
            <text:p text:style-name="P9">元に戻す</text:p>
          </table:table-cell>
        </table:table-row>
        <table:table-row>
          <table:table-cell table:style-name="ショートカットキー一覧.A2" office:value-type="string">
            <text:p text:style-name="P14"><text:span text:style-name="T6">Enter</text:span></text:p>
          </table:table-cell>
          <table:table-cell table:style-name="ショートカットキー一覧.A2" office:value-type="string">
            <text:p text:style-name="P9">フレーム登録</text:p>
          </table:table-cell>
          <table:table-cell table:style-name="ショートカットキー一覧.A2" office:value-type="string">
            <text:p text:style-name="P10"><text:span text:style-name="T8">Ctrl+X</text:span></text:p>
          </table:table-cell>
          <table:table-cell table:style-name="ショートカットキー一覧.D2" office:value-type="string">
            <text:p text:style-name="P9">やり直し</text:p>
          </table:table-cell>
        </table:table-row>
        <table:table-row>
          <table:table-cell table:style-name="ショートカットキー一覧.D2" table:number-columns-spanned="4" office:value-type="string">
            <text:p text:style-name="P3">マウス＋キーボード操作</text:p>
          </table:table-cell>
          <table:covered-table-cell/>
          <table:covered-table-cell/>
          <table:covered-table-cell/>
        </table:table-row>
        <table:table-row>
          <table:table-cell table:style-name="ショートカットキー一覧.A2" table:number-columns-spanned="2" office:value-type="string">
            <text:p text:style-name="P4"><text:span text:style-name="T12">Shift+</text:span><text:span text:style-name="T4">パーツ選択</text:span></text:p>
          </table:table-cell>
          <table:covered-table-cell/>
          <table:table-cell table:style-name="ショートカットキー一覧.D2" table:number-columns-spanned="2" office:value-type="string">
            <text:p text:style-name="P16"><text:span text:style-name="T15">ボーン複数選択</text:span><text:span text:style-name="T16">(</text:span><text:span text:style-name="T15">再度選択で選択解除</text:span>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7">右クリック＋ドラッグ</text:p>
          </table:table-cell>
          <table:covered-table-cell/>
          <table:table-cell table:style-name="ショートカットキー一覧.D2" table:number-columns-spanned="2" office:value-type="string">
            <text:p text:style-name="P2"><text:span text:style-name="T15">視点回転</text:span>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4"><text:span text:style-name="T12">Shift+</text:span><text:span text:style-name="T4">右クリック＋ドラッグ</text:span></text:p>
          </table:table-cell>
          <table:covered-table-cell/>
          <table:table-cell table:style-name="ショートカットキー一覧.D2" table:number-columns-spanned="2" office:value-type="string">
            <text:p text:style-name="P2"><text:span text:style-name="T15">視点移動</text:span>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4"><text:span text:style-name="T12">Ctrl+</text:span><text:span text:style-name="T4">右クリック＋ドラッグ</text:span></text:p>
          </table:table-cell>
          <table:covered-table-cell/>
          <table:table-cell table:style-name="ショートカットキー一覧.D2" table:number-columns-spanned="2" office:value-type="string">
            <text:p text:style-name="P2"><text:span text:style-name="T15">ズーム</text:span>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7">ホイールドラッグ</text:p>
          </table:table-cell>
          <table:covered-table-cell/>
          <table:table-cell table:style-name="ショートカットキー一覧.D2" table:number-columns-spanned="2" office:value-type="string">
            <text:p text:style-name="P2"><text:span text:style-name="T15">視点移動</text:span>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7">ホイール上下</text:p>
          </table:table-cell>
          <table:covered-table-cell/>
          <table:table-cell table:style-name="ショートカットキー一覧.D2" table:number-columns-spanned="2" office:value-type="string">
            <text:p text:style-name="P2"><text:span text:style-name="T15">ズーム</text:span>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5"><text:span text:style-name="T13">Shift+右上ズームアイコンドラッ</text:span><text:span text:style-name="T5">グ</text:span></text:p>
          </table:table-cell>
          <table:covered-table-cell/>
          <table:table-cell table:style-name="ショートカットキー一覧.D2" table:number-columns-spanned="2" office:value-type="string">
            <text:p text:style-name="P2"><text:span text:style-name="T15">背景AVI・BMP拡大縮小</text:span>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6"><text:span text:style-name="T14">Shift+右上移動アイコンドラッグ</text:span></text:p>
          </table:table-cell>
          <table:covered-table-cell/>
          <table:table-cell table:style-name="ショートカットキー一覧.D2" table:number-columns-spanned="2" office:value-type="string">
            <text:p text:style-name="P2"><text:span text:style-name="T15">背景AVI・BMP移動</text:span>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6"><text:span text:style-name="T14">Shift+右下移動アイコンドラッグ</text:span></text:p>
          </table:table-cell>
          <table:covered-table-cell/>
          <table:table-cell table:style-name="ショートカットキー一覧.D2" table:number-columns-spanned="2" office:value-type="string">
            <text:p text:style-name="P2"><text:span text:style-name="T15">カメラ・モデルの移動距離１０倍</text:span></text:p>
          </table:table-cell>
          <table:covered-table-cell/>
        </table:table-row>
        <table:table-row>
          <table:table-cell table:style-name="ショートカットキー一覧.A2" table:number-columns-spanned="2" office:value-type="string">
            <text:p text:style-name="P6"><text:span text:style-name="T14">Ctl+右下移動アイコンドラッグ</text:span></text:p>
          </table:table-cell>
          <table:covered-table-cell/>
          <table:table-cell table:style-name="ショートカットキー一覧.D2" table:number-columns-spanned="2" office:value-type="string">
            <text:p text:style-name="P2"><text:span text:style-name="T15">カメラ・モデルの移動距離１／１０</text:span></text:p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helvetica, 'ヒラギノ角ゴ Pro W3', 'Hiragino Kaku Gothic Pro', Osaka, Meiryo, 'MS Pゴシック', clean, sans-serif"/>
    <style:font-face style:name="Migu 1M" svg:font-family="'Migu 1M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1:32:44.90</meta:creation-date>
    <meta:generator>LibreOffice/4.0.2.2$Windows_x86 LibreOffice_project/4c82dcdd6efcd48b1d8bba66bfe1989deee49c3</meta:generator>
    <dc:date>2014-06-10T21:53:44.62</dc:date>
    <meta:editing-duration>PT11M27S</meta:editing-duration>
    <meta:editing-cycles>45</meta:editing-cycles>
    <meta:document-statistic meta:table-count="1" meta:image-count="0" meta:object-count="0" meta:page-count="1" meta:paragraph-count="55" meta:word-count="326" meta:character-count="415" meta:non-whitespace-character-count="413"/>
  </office:meta>
</office:document-meta>
</file>